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8.25pt" officeooo:rsid="000288f9" officeooo:paragraph-rsid="000288f9" style:font-size-asian="16pt" style:font-size-complex="18.25pt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//删除文档</text:p>
            <text:p text:style-name="P1"><text:s text:c="2"/>public static void deletestu(int stuNO){</text:p>
            <text:p text:style-name="P1"><text:tab/> <text:s/>//创建SAXread对象</text:p>
            <text:p text:style-name="P1"><text:tab/> <text:s/>SAXReader reader=new SAXReader();</text:p>
            <text:p text:style-name="P1"><text:tab/> <text:s/>XMLWriter xw=null;</text:p>
            <text:p text:style-name="P1"><text:tab/> <text:s/>try {</text:p>
            <text:p text:style-name="P1"><text:tab/><text:tab/>//获得xml文档</text:p>
            <text:p text:style-name="P1"><text:tab/><text:tab/> <text:s/>Document doc=reader.read(new FileInputStream("src/student.xml"));</text:p>
            <text:p text:style-name="P1"><text:tab/><text:tab/> <text:s/>//获得根节点</text:p>
            <text:p text:style-name="P1"><text:tab/><text:tab/> <text:s/>Element root=doc.getRootElement();</text:p>
            <text:p text:style-name="P1"><text:tab/><text:tab/> <text:s/>//获得所有元素的节点</text:p>
            <text:p text:style-name="P1"><text:tab/><text:tab/> <text:s/>List&lt;Element&gt; elist=root.elements();</text:p>
            <text:p text:style-name="P1"><text:tab/><text:tab/> <text:s/>for(Element e:elist){</text:p>
            <text:p text:style-name="P1"><text:tab/><text:tab/><text:tab/> <text:s/>//获得属性的值</text:p>
            <text:p text:style-name="P1"><text:tab/><text:tab/><text:tab/> <text:s/>String idstr=e.attributeValue("stuno");</text:p>
            <text:p text:style-name="P1"><text:tab/><text:tab/><text:tab/> <text:s/>Integer idval=new Integer(idstr);</text:p>
            <text:p text:style-name="P1"><text:tab/><text:tab/><text:tab/> <text:s/>if(stuNO == idval){</text:p>
            <text:p text:style-name="P1"><text:tab/><text:tab/><text:tab/><text:tab/> <text:s/>//删除节点需要通过父节点删除</text:p>
            <text:p text:style-name="P1"><text:tab/><text:tab/><text:tab/><text:tab/> <text:s/>//获得父节点</text:p>
            <text:p text:style-name="P1"><text:tab/><text:tab/><text:tab/><text:tab/> <text:span text:style-name="T1"><text:s/>Element pelem=e.getParent();</text:span></text:p>
            <text:p text:style-name="P1"><text:tab/><text:tab/><text:tab/><text:tab/> <text:s/>//删除节点</text:p>
            <text:p text:style-name="P1"><text:tab/><text:tab/><text:tab/><text:tab/> <text:s/><text:span text:style-name="T1">pelem.remove(e);</text:span></text:p>
            <text:p text:style-name="P1"><text:tab/><text:tab/><text:tab/><text:tab/> <text:s/>break;</text:p>
            <text:p text:style-name="P1"><text:tab/><text:tab/><text:tab/> <text:s/>}</text:p>
            <text:p text:style-name="P1"><text:tab/><text:tab/> <text:s/>}</text:p>
            <text:p text:style-name="P1"><text:tab/><text:tab/> <text:s/></text:p>
            <text:p text:style-name="P1"><text:tab/><text:tab/> //创建写入xml对象</text:p>
            <text:p text:style-name="P1"><text:tab/><text:tab/></text:p>
            <text:p text:style-name="P1"><text:tab/><text:tab/> <text:s/>xw=new XMLWriter(new FileOutputStream("src/student.xml"),OutputFormat.createPrettyPrint());</text:p>
            <text:p text:style-name="P1"><text:tab/><text:tab/> <text:s/>//写回文档</text:p>
            <text:p text:style-name="P1"><text:tab/><text:tab/>xw.write(doc);</text:p>
            <text:p text:style-name="P1"><text:soft-page-break/><text:tab/>} catch (Exception e) {</text:p>
            <text:p text:style-name="P1"><text:tab/><text:tab/>e.printStackTrace();</text:p>
            <text:p text:style-name="P1"><text:tab/>} finally{</text:p>
            <text:p text:style-name="P1"><text:tab/><text:tab/>try {</text:p>
            <text:p text:style-name="P1"><text:tab/><text:tab/><text:tab/>if(xw!=null){</text:p>
            <text:p text:style-name="P1"><text:tab/><text:tab/><text:tab/>xw.close();</text:p>
            <text:p text:style-name="P1"><text:tab/><text:tab/><text:tab/>}</text:p>
            <text:p text:style-name="P1"><text:tab/><text:tab/>} catch (IOException e) {</text:p>
            <text:p text:style-name="P1"><text:tab/><text:tab/><text:tab/>// TODO Auto-generated catch block</text:p>
            <text:p text:style-name="P1"><text:tab/><text:tab/><text:tab/>e.printStackTrace();</text:p>
            <text:p text:style-name="P1"><text:tab/><text:tab/>}</text:p>
            <text:p text:style-name="P1"><text:tab/>}</text:p>
            <text:p text:style-name="P1"><text:s text:c="2"/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S</meta:editing-duration>
    <meta:editing-cycles>4</meta:editing-cycles>
    <meta:generator>LibreOffice/5.3.0.3$Windows_X86_64 LibreOffice_project/7074905676c47b82bbcfbea1aeefc84afe1c50e1</meta:generator>
    <dc:date>2018-03-07T23:26:25.044000000</dc:date>
    <meta:document-statistic meta:table-count="1" meta:image-count="0" meta:object-count="0" meta:page-count="2" meta:paragraph-count="44" meta:word-count="144" meta:character-count="916" meta:non-whitespace-character-count="729"/>
    <meta:user-defined meta:name="Info 1"/>
    <meta:user-defined meta:name="Info 2"/>
    <meta:user-defined meta:name="Info 3"/>
    <meta:user-defined meta:name="Info 4"/>
  </office:meta>
</office:document-meta>
</file>